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07000013D4000024EB463BC560.svm"/>
  <manifest:file-entry manifest:media-type="" manifest:full-path="Pictures/20000007000036FC00001267A5F3B96E.svm"/>
  <manifest:file-entry manifest:media-type="" manifest:full-path="Pictures/2000000700001D980000311B8B01E13A.svm"/>
  <manifest:file-entry manifest:media-type="" manifest:full-path="Pictures/20000007000022AC00002CC56571EDA3.svm"/>
  <manifest:file-entry manifest:media-type="" manifest:full-path="Pictures/2000000700002630000012DF7E69AEB4.svm"/>
  <manifest:file-entry manifest:media-type="" manifest:full-path="Pictures/200000070000331400002653B5F24BE3.svm"/>
  <manifest:file-entry manifest:media-type="" manifest:full-path="Pictures/2000000700003BAC00002B037B460493.svm"/>
  <manifest:file-entry manifest:media-type="" manifest:full-path="Pictures/2000000700001C6C00002F770FEA1173.svm"/>
  <manifest:file-entry manifest:media-type="" manifest:full-path="Pictures/2000000700004444000024CD10EE4D28.svm"/>
  <manifest:file-entry manifest:media-type="" manifest:full-path="Pictures/20000007000021E400002E698A19F862.svm"/>
  <manifest:file-entry manifest:media-type="" manifest:full-path="Pictures/2000000700002B44000016F9AE60141A.svm"/>
  <manifest:file-entry manifest:media-type="" manifest:full-path="Pictures/20000007000010B400001E015D1BC33B.svm"/>
  <manifest:file-entry manifest:media-type="" manifest:full-path="Pictures/20000007000043E000002B5D4793CA6D.svm"/>
  <manifest:file-entry manifest:media-type="" manifest:full-path="Pictures/2000000700002EC80000196FA3AB6DD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6.017cm" svg:y="1.164cm" svg:width="4.276cm" svg:height="7.682cm" draw:z-index="0"><draw:image xlink:href="Pictures/20000007000010B400001E015D1BC33B.svm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10.859cm" draw:z-index="1"><draw:image xlink:href="Pictures/20000007000043E000002B5D4793CA6D.svm" xlink:type="simple" xlink:show="embed" xlink:actuate="onLoad"/></draw:frame></text:p>
      <text:p text:style-name="Standard"/>
      <text:p text:style-name="Standard"><draw:frame draw:style-name="fr3" draw:name="graphics3" text:anchor-type="paragraph" svg:width="15.275cm" svg:height="11.01cm" draw:z-index="2"><draw:image xlink:href="Pictures/2000000700003BAC00002B037B460493.svm" xlink:type="simple" xlink:show="embed" xlink:actuate="onLoad"/></draw:frame></text:p>
      <text:p text:style-name="Standard"/>
      <text:p text:style-name="Standard"><draw:frame draw:style-name="fr4" draw:name="graphics4" text:anchor-type="paragraph" svg:width="7.576cm" svg:height="12.571cm" draw:z-index="3"><draw:image xlink:href="Pictures/2000000700001D980000311B8B01E13A.svm" xlink:type="simple" xlink:show="embed" xlink:actuate="onLoad"/></draw:frame></text:p>
      <text:p text:style-name="Standard"/>
      <text:p text:style-name="Standard"><draw:frame draw:style-name="fr1" draw:name="graphics6" text:anchor-type="paragraph" svg:x="1.434cm" svg:y="13.467cm" svg:width="14.076cm" svg:height="4.711cm" draw:z-index="5"><draw:image xlink:href="Pictures/20000007000036FC00001267A5F3B96E.svm" xlink:type="simple" xlink:show="embed" xlink:actuate="onLoad"/></draw:frame><draw:frame draw:style-name="fr4" draw:name="graphics5" text:anchor-type="paragraph" svg:width="8.876cm" svg:height="11.462cm" draw:z-index="4"><draw:image xlink:href="Pictures/20000007000022AC00002CC56571EDA3.svm" xlink:type="simple" xlink:show="embed" xlink:actuate="onLoad"/></draw:frame></text:p>
      <text:p text:style-name="Standard"/>
      <text:p text:style-name="Standard"><draw:frame draw:style-name="fr2" draw:name="graphics7" text:anchor-type="paragraph" svg:width="16.999cm" svg:height="9.162cm" draw:z-index="6"><draw:image xlink:href="Pictures/2000000700004444000024CD10EE4D28.svm" xlink:type="simple" xlink:show="embed" xlink:actuate="onLoad"/></draw:frame></text:p>
      <text:p text:style-name="Standard"/>
      <text:p text:style-name="P1"><draw:frame draw:style-name="fr1" draw:name="graphics8" text:anchor-type="paragraph" svg:x="1.081cm" svg:y="1.014cm" svg:width="11.977cm" svg:height="6.511cm" draw:z-index="7"><draw:image xlink:href="Pictures/2000000700002EC80000196FA3AB6DD2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0" text:anchor-type="paragraph" svg:x="2.891cm" svg:y="5.424cm" svg:width="5.076cm" svg:height="9.451cm" draw:z-index="9"><draw:image xlink:href="Pictures/20000007000013D4000024EB463BC560.svm" xlink:type="simple" xlink:show="embed" xlink:actuate="onLoad"/></draw:frame><draw:frame draw:style-name="fr4" draw:name="graphics9" text:anchor-type="paragraph" svg:width="9.775cm" svg:height="4.831cm" draw:z-index="8"><draw:image xlink:href="Pictures/2000000700002630000012DF7E69AEB4.svm" xlink:type="simple" xlink:show="embed" xlink:actuate="onLoad"/></draw:frame></text:p>
      <text:p text:style-name="P1"><draw:frame draw:style-name="fr4" draw:name="graphics11" text:anchor-type="paragraph" svg:width="7.276cm" svg:height="12.151cm" draw:z-index="10"><draw:image xlink:href="Pictures/2000000700001C6C00002F770FEA1173.svm" xlink:type="simple" xlink:show="embed" xlink:actuate="onLoad"/></draw:frame></text:p>
      <text:p text:style-name="Standard"><draw:frame draw:style-name="fr4" draw:name="graphics12" text:anchor-type="paragraph" svg:width="8.677cm" svg:height="11.882cm" draw:z-index="11"><draw:image xlink:href="Pictures/20000007000021E400002E698A19F862.svm" xlink:type="simple" xlink:show="embed" xlink:actuate="onLoad"/></draw:frame></text:p>
      <text:p text:style-name="P1"><draw:frame draw:style-name="fr4" draw:name="graphics13" text:anchor-type="paragraph" svg:width="11.075cm" svg:height="5.881cm" draw:z-index="12"><draw:image xlink:href="Pictures/2000000700002B44000016F9AE60141A.svm" xlink:type="simple" xlink:show="embed" xlink:actuate="onLoad"/></draw:frame></text:p>
      <text:p text:style-name="Standard"><draw:frame draw:style-name="fr4" draw:name="graphics14" text:anchor-type="paragraph" svg:width="13.076cm" svg:height="9.811cm" draw:z-index="13"><draw:image xlink:href="Pictures/200000070000331400002653B5F24BE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2-19T16:59:44</meta:creation-date>
    <dc:date>2006-02-19T17:07:03</dc:date>
    <dc:language>ca-ES</dc:language>
    <meta:editing-cycles>2</meta:editing-cycles>
    <meta:editing-duration>PT7M24S</meta:editing-duration>
    <meta:user-defined meta:name="Info 1"/>
    <meta:user-defined meta:name="Info 2"/>
    <meta:user-defined meta:name="Info 3"/>
    <meta:user-defined meta:name="Info 4"/>
    <meta:document-statistic meta:table-count="0" meta:image-count="14" meta:object-count="0" meta:page-count="6" meta:paragraph-count="0" meta:word-count="0" meta:character-count="0"/>
  </office:meta>
</office:document-meta>
</file>